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/>
          <table:table-cell table:style-name="Default"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3</text:p>
          </table:table-cell>
          <table:table-cell table:style-name="Default" office:value-type="string" calcext:value-type="string">
            <text:p>p4</text:p>
          </table:table-cell>
          <table:table-cell table:style-name="Default" office:value-type="string" calcext:value-type="string">
            <text:p>p5</text:p>
          </table:table-cell>
          <table:table-cell table:style-name="Default" office:value-type="string" calcext:value-type="string">
            <text:p>p6</text:p>
          </table:table-cell>
          <table:table-cell table:style-name="Default" office:value-type="string" calcext:value-type="string">
            <text:p>p7</text:p>
          </table:table-cell>
        </table:table-row>
        <table:table-row table:style-name="ro1">
          <table:table-cell office:value-type="string" calcext:value-type="string">
            <text:p>birdsong_SSS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ushing_sound_SS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_accelerating_SSS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_starting_SSS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nking_of_coins_in_parking_meter_SSS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otsteps_SSS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f_vehicle_braking_sound_SSS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m_of_traffic_SSS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act_sound_SSS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_frequency_noise_SSS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w_frequency_vehicle_sound_SSS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ren_SSS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oice_SSS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arm_sound_SSS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s_hissing_SSS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ock_tower_bells_SSS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unk_of_manhole_cover_SSS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tsteps_SSS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f_braking_sound_SSS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oting_sound_SSS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m_of_traffic_SSS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hicle_accelerating_SSS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oices_SSS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ss_music_SSS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ldren's_voices_SSS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ld's_voice_ow_SSS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ttering_pushchairs_SSS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king_sound_SSS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tant_traffic_noise_SSS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male_voices_SSS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pact_sound_SSS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gling_coins_SSS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e_voice_singing_SSS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le_voice_SSS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e_voices_SSS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intelligible_voices_SSS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owing_nose_SSS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nk_SSS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gh_SSS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tant_traffic_noise_SSS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male_voices_SSS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otsteps_SSS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ugh_SSS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ughter_SSS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e_voice_SSS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per_rustling_SSS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ttling_SSS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stling_SSS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uffling_footsteps_SSS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ll_drawer_closing_SSS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ntelliglible_voices_SSS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ep_SSS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ugh_SSS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male_laugh_SSS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tar_SSS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pact_SSS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gling_sound_SSS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e_shop_assistant_voice_SSS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one_notification_whistle_SSS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stic_rustling_SSS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pler_clicking_SSS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re_music_SSS5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ll_drawer_closing_SSS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ntelligible_voices_SSS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ck_SSS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nk__SS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k_SSS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or_closing_SSS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or_creaking_SS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or_opening_SSS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otsteps_SS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tch_SS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e_voices_SSS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stling_SSS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ape_of_paper_against_table_SS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uffling_footsteps_SS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pler_SS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e_music_SSS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intelligible_voices_SSS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hicle_SSS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lcro_ripping_SSS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cking_sound_SSS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lery_rattling_SSS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hwasher_drawer_opening_SSS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sic_SSS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te_impact_SSS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ntelligible_voices_SSS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ir_conditioning_sound_SSS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tant_bang_SSS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or_closing_SSS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or_opening_SSS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male_voice_SSS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pact_SSS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ffled_announcer_voice_SSS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berant_music_SSS8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uffling_footsteps_SSS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queaking_SSS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intelligible_voices_SSS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_opening_SSS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ir_scraping_on_floor_SSS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male_voice_SSS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nock_on_table_SSS9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e_voice_SSS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tallic_impact_SSS9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per_crumpling_SSS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te_clanking_SSS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tling_door_SSS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ttling_flap_SSS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stling_SSS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ntelligible_voices_SSS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5P2" style:volatile="true" number:language="en" number:country="GB">
      <number:text> £</number:text>
      <loext:fill-character> </loext:fill-character>
      <number:text>- </number:text>
    </number:number-style>
    <number:text-style style:name="N10125" number:language="en" number:country="GB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26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6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26" number:language="en" number:country="GB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9:09:15.095309253</meta:creation-date>
    <dc:date>2014-12-20T19:12:49.097821026</dc:date>
    <meta:editing-duration>P0D</meta:editing-duration>
    <meta:editing-cycles>1</meta:editing-cycles>
    <meta:document-statistic meta:table-count="1" meta:cell-count="887" meta:object-count="0"/>
    <meta:generator>LibreOffice/4.2.7.2$Linux_X86_64 LibreOffice_project/420m0$Build-2</meta:generator>
  </office:meta>
</office:document-meta>
</file>